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7.1717in"/>
    </style:style>
    <style:style style:name="co3" style:family="table-column">
      <style:table-column-properties fo:break-before="auto" style:column-width="3.5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ngb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able:cell-range-source table:name="CSV_all" xlink:type="simple" xlink:href="../songbook.csv" table:filter-name="Text - txt - csv (StarCalc)" table:filter-options="44,34,76,1,,0,false,false,true,false,false,0,false,false,true" table:last-column-spanned="3" table:last-row-spanned="301"/>
            <text:p>ID</text:p>
          </table:table-cell>
          <table:table-cell office:value-type="string" calcext:value-type="string">
            <text:p>EN-US</text:p>
          </table:table-cell>
          <table:table-cell office:value-type="string" calcext:value-type="string">
            <text:p>ES-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 THE PASCHAL VICTIM</text:p>
          </table:table-cell>
          <table:table-cell office:value-type="string" calcext:value-type="string">
            <text:p>A LA VÍCTIMA PASCU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A NADIE DEMOS OCASIÓN DE TROPIEZ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 YOU I LIFT UP MY EYES</text:p>
          </table:table-cell>
          <table:table-cell office:value-type="string" calcext:value-type="string">
            <text:p>A TI LEVANTO MIS OJ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 YOU, O LORD, WITH MY VOICE I CRY FOR HELP</text:p>
          </table:table-cell>
          <table:table-cell office:value-type="string" calcext:value-type="string">
            <text:p>A TI, SEÑOR, EN MI CLAMOR IMPLO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 YOU, O LORD, I LIFT UP MY SOUL</text:p>
          </table:table-cell>
          <table:table-cell office:value-type="string" calcext:value-type="string">
            <text:p>A TI, SEÑOR, LEVANTO MI ALM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 YOU O LORD</text:p>
          </table:table-cell>
          <table:table-cell office:value-type="string" calcext:value-type="string">
            <text:p>A TI, SEÑOR, SE DEBE LA ALABANZA EN SIÓ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A FATHER</text:p>
          </table:table-cell>
          <table:table-cell office:value-type="string" calcext:value-type="string">
            <text:p>ABBÁ, PAD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BRAH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LAIM THE LORD</text:p>
          </table:table-cell>
          <table:table-cell office:value-type="string" calcext:value-type="string">
            <text:p>ACLAMAD AL SEÑ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HEN I AWAKE</text:p>
          </table:table-cell>
          <table:table-cell office:value-type="string" calcext:value-type="string">
            <text:p>AL DESPERTA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AISE THE LORD FROM THE HEAVENS</text:p>
          </table:table-cell>
          <table:table-cell office:value-type="string" calcext:value-type="string">
            <text:p>ALABAD AL SEÑOR EN EL CIEL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LEGRÍA, HA NACIDO EL SALVAD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LELUIA, PRAISE GOD</text:p>
          </table:table-cell>
          <table:table-cell office:value-type="string" calcext:value-type="string">
            <text:p>ALELUYA, ALABAD AL SEÑ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ESS THE LORD</text:p>
          </table:table-cell>
          <table:table-cell office:value-type="string" calcext:value-type="string">
            <text:p>ALELUYA, BENDECID AL SEÑ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LELUIA, HERE COMES THE KINGDOM</text:p>
          </table:table-cell>
          <table:table-cell office:value-type="string" calcext:value-type="string">
            <text:p>ALELUYA, YA LLEGÓ EL REI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TES LIFT UP YOUR HEADS</text:p>
          </table:table-cell>
          <table:table-cell office:value-type="string" calcext:value-type="string">
            <text:p>ALZAOS, PUERTA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MEN, AMEN, AMEN</text:p>
          </table:table-cell>
          <table:table-cell office:value-type="string" calcext:value-type="string">
            <text:p>AMÉN, AMÉN, AMÉ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 LOVE THE LORD</text:p>
          </table:table-cell>
          <table:table-cell office:value-type="string" calcext:value-type="string">
            <text:p>AMO AL SEÑ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KEDA</text:p>
          </table:table-cell>
          <table:table-cell office:value-type="string" calcext:value-type="string">
            <text:p>AQUEDA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US SPEAKS THE AMEN</text:p>
          </table:table-cell>
          <table:table-cell office:value-type="string" calcext:value-type="string">
            <text:p>ASÍ HABLA EL AMÉ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IL MARY</text:p>
          </table:table-cell>
          <table:table-cell office:value-type="string" calcext:value-type="string">
            <text:p>AVE MARÍA 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AIL MARY - 1984</text:p>
          </table:table-cell>
          <table:table-cell office:value-type="string" calcext:value-type="string">
            <text:p>AVE MARÍA I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SIDE THE RIVERS OF BABYLON</text:p>
          </table:table-cell>
          <table:table-cell office:value-type="string" calcext:value-type="string">
            <text:p>BABILONIA CRIMI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NG OF BALAAM</text:p>
          </table:table-cell>
          <table:table-cell office:value-type="string" calcext:value-type="string">
            <text:p>BALAA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 WILL BLESS THE LORD AT ALL TIMES</text:p>
          </table:table-cell>
          <table:table-cell office:value-type="string" calcext:value-type="string">
            <text:p>BENDECIRÉ AL SEÑOR EN TODO TIEMP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LESS THE LORD MY SOUL</text:p>
          </table:table-cell>
          <table:table-cell office:value-type="string" calcext:value-type="string">
            <text:p>BENDICE, ALMA MÍA, A YAHVE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LESSED MARY</text:p>
          </table:table-cell>
          <table:table-cell office:value-type="string" calcext:value-type="string">
            <text:p>BENDITA ERES TÚ, MARÍ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NTICLE OF THE THREE YOUNG MEN IN THE FURNACE - 1ST PART</text:p>
          </table:table-cell>
          <table:table-cell office:value-type="string" calcext:value-type="string">
            <text:p>BENDITO ERES, SEÑ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LESSED BE GOD</text:p>
          </table:table-cell>
          <table:table-cell office:value-type="string" calcext:value-type="string">
            <text:p>BENDITO SEA DIO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NTICLE OF ZECHARIAH</text:p>
          </table:table-cell>
          <table:table-cell office:value-type="string" calcext:value-type="string">
            <text:p>BENEDICT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T GOD ARISE</text:p>
          </table:table-cell>
          <table:table-cell office:value-type="string" calcext:value-type="string">
            <text:p>CANTAD A DIO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AISE THE LORD ALL PEOPLES OF THE EARTH</text:p>
          </table:table-cell>
          <table:table-cell office:value-type="string" calcext:value-type="string">
            <text:p>CANTAD AL SEÑ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NTICLE OF THE THREE YOUNG MEN IN THE FURNACE - 2ND PART</text:p>
          </table:table-cell>
          <table:table-cell office:value-type="string" calcext:value-type="string">
            <text:p>CÁNTICO DE LOS TRES JÓVENE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NG OF MOSES</text:p>
          </table:table-cell>
          <table:table-cell office:value-type="string" calcext:value-type="string">
            <text:p>CANTO DE MOISÉ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RITAS CHRISTI</text:p>
          </table:table-cell>
          <table:table-cell office:value-type="string" calcext:value-type="string">
            <text:p>CARITAS CHRISTI URGET NO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RMEN '63</text:p>
          </table:table-cell>
          <table:table-cell office:value-type="string" calcext:value-type="string">
            <text:p>CARMEN 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S MEN CONDEMNED TO DEATH</text:p>
          </table:table-cell>
          <table:table-cell office:value-type="string" calcext:value-type="string">
            <text:p>COMO CONDENADOS A MUERT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OW GOOD IT IS</text:p>
          </table:table-cell>
          <table:table-cell office:value-type="string" calcext:value-type="string">
            <text:p>CÓMO ES MARAVILLOS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IKE A DOE YEARNS</text:p>
          </table:table-cell>
          <table:table-cell office:value-type="string" calcext:value-type="string">
            <text:p>COMO LA CIERV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ROM A HYMN OF ROMAN THE MELODIST</text:p>
          </table:table-cell>
          <table:table-cell office:value-type="string" calcext:value-type="string">
            <text:p>COMO OVEJA QUE V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SOLE MY PEOPLE</text:p>
          </table:table-cell>
          <table:table-cell office:value-type="string" calcext:value-type="string">
            <text:p>CONSOLAD A MI PUEBL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RISTO ES LA LUZ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HEN THE LORD</text:p>
          </table:table-cell>
          <table:table-cell office:value-type="string" calcext:value-type="string">
            <text:p>CUANDO EL SEÑO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HEN ISRAEL CAME OUT OF EGYPT</text:p>
          </table:table-cell>
          <table:table-cell office:value-type="string" calcext:value-type="string">
            <text:p>CUANDO ISRAEL SALIÓ DE EGIPT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AYENU</text:p>
          </table:table-cell>
          <table:table-cell office:value-type="string" calcext:value-type="string">
            <text:p>DAYENÚ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DE PROFUND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LL ALL THE FAINT-HEARTED</text:p>
          </table:table-cell>
          <table:table-cell office:value-type="string" calcext:value-type="string">
            <text:p>DECIDLE A LOS DE CORAZÓN CANSAD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FORE THE ANGELS</text:p>
          </table:table-cell>
          <table:table-cell office:value-type="string" calcext:value-type="string">
            <text:p>DELANTE DE LOS ÁNGELE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Y OF REST</text:p>
          </table:table-cell>
          <table:table-cell office:value-type="string" calcext:value-type="string">
            <text:p>DÍA DE REPOS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AYS THE LORD TO MY LORD</text:p>
          </table:table-cell>
          <table:table-cell office:value-type="string" calcext:value-type="string">
            <text:p>DICE EL SEÑOR A MI SEÑO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PPY THE MAN</text:p>
          </table:table-cell>
          <table:table-cell office:value-type="string" calcext:value-type="string">
            <text:p>DICHOSO EL HOMBR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HE WHITE HORSE</text:p>
          </table:table-cell>
          <table:table-cell office:value-type="string" calcext:value-type="string">
            <text:p>EL COMBATE ESCATOLÓGIC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E SPIRIT OF THE LORD IS UPON ME</text:p>
          </table:table-cell>
          <table:table-cell office:value-type="string" calcext:value-type="string">
            <text:p>EL ESPÍRITU DEL SEÑOR ESTÁ SOBRE MÍ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T HIM KISS ME</text:p>
          </table:table-cell>
          <table:table-cell office:value-type="string" calcext:value-type="string">
            <text:p>EL JACAL DE LOS PASTORE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HO IS THIS WHO COMES FROM EDOM - THE WINEPRESSER</text:p>
          </table:table-cell>
          <table:table-cell office:value-type="string" calcext:value-type="string">
            <text:p>EL LAGARER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HE MESSIAH, LION TO VANQUISH</text:p>
          </table:table-cell>
          <table:table-cell office:value-type="string" calcext:value-type="string">
            <text:p>EL MESÍAS LEÓ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HE FOOLISH ONE THINKS THERE IS NO GOD</text:p>
          </table:table-cell>
          <table:table-cell office:value-type="string" calcext:value-type="string">
            <text:p>EL NECIO PIENSA QUE DI0S NO EXIST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E PEOPLE WHO WALKED IN DARKNESS</text:p>
          </table:table-cell>
          <table:table-cell office:value-type="string" calcext:value-type="string">
            <text:p>EL PUEBLO QUE CAMINABA EN LAS TINIEBLA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E LORD ANNOUNCES A GOOD NEWS</text:p>
          </table:table-cell>
          <table:table-cell office:value-type="string" calcext:value-type="string">
            <text:p>EL SEÑOR ANUNCIA UNA NOTIC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HE LORD IS MY SHEPHERD</text:p>
          </table:table-cell>
          <table:table-cell office:value-type="string" calcext:value-type="string">
            <text:p>EL SEÑOR ES MI PASTO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HE LORD HAS GIVEN ME</text:p>
          </table:table-cell>
          <table:table-cell office:value-type="string" calcext:value-type="string">
            <text:p>EL SEÑOR ME HA DAD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LI, ELI, LAMA SABACTANI?</text:p>
          </table:table-cell>
          <table:table-cell office:value-type="string" calcext:value-type="string">
            <text:p>ELÍ, ELÍ, LAMÁ SABACTANÍ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N THE MIDST OF A GREAT CROWD</text:p>
          </table:table-cell>
          <table:table-cell office:value-type="string" calcext:value-type="string">
            <text:p>EN MEDIO DE AQUEL GENTÍ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HE DARK NIGHT</text:p>
          </table:table-cell>
          <table:table-cell office:value-type="string" calcext:value-type="string">
            <text:p>EN UNA NOCHE OSCUR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HE SONG OF THE LAMB</text:p>
          </table:table-cell>
          <table:table-cell office:value-type="string" calcext:value-type="string">
            <text:p>ERES DIGNO DE TOMAR EL LIBR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OU ARE BEAUTIFUL</text:p>
          </table:table-cell>
          <table:table-cell office:value-type="string" calcext:value-type="string">
            <text:p>ERES HERMOS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YMN TO THE HOLY SPIRIT</text:p>
          </table:table-cell>
          <table:table-cell office:value-type="string" calcext:value-type="string">
            <text:p>ES PACIENT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ESCÓNDEME EN LO OCULTO DE TU TIEND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HE KINGS SHALL SEE YOU</text:p>
          </table:table-cell>
          <table:table-cell office:value-type="string" calcext:value-type="string">
            <text:p>ESCUCHAD, ISLAS LEJANA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 SHALL NOT DIE</text:p>
          </table:table-cell>
          <table:table-cell office:value-type="string" calcext:value-type="string">
            <text:p>ESTE ES EL DÍA EN QUE ACTUÓ EL SEÑO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HIS IS MY COMMANDMENT</text:p>
          </table:table-cell>
          <table:table-cell office:value-type="string" calcext:value-type="string">
            <text:p>ESTE ES EL MANDAMIENTO MÍ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VENU SHALOM ALEHEM</text:p>
          </table:table-cell>
          <table:table-cell office:value-type="string" calcext:value-type="string">
            <text:p>EVENU SHALOM ALEJE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 STRETCHED OUT MY HANDS</text:p>
          </table:table-cell>
          <table:table-cell office:value-type="string" calcext:value-type="string">
            <text:p>EXTIENDO MIS MANO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XULT, YOU JUST IN THE LORD</text:p>
          </table:table-cell>
          <table:table-cell office:value-type="string" calcext:value-type="string">
            <text:p>EXULTAD, JUSTOS, EN EL SEÑO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PPINESS FOR THE MAN</text:p>
          </table:table-cell>
          <table:table-cell office:value-type="string" calcext:value-type="string">
            <text:p>FELICIDAD PARA EL HOMBR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IVE THANKS TO THE LORD</text:p>
          </table:table-cell>
          <table:table-cell office:value-type="string" calcext:value-type="string">
            <text:p>GRACIAS A YAHVEH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HOUT FOR JOY</text:p>
          </table:table-cell>
          <table:table-cell office:value-type="string" calcext:value-type="string">
            <text:p>GRITAD JUBILOSO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WARDS YOU HOLY CITY</text:p>
          </table:table-cell>
          <table:table-cell office:value-type="string" calcext:value-type="string">
            <text:p>HACIA TI, MORADA SANT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OW MUCH LONGER</text:p>
          </table:table-cell>
          <table:table-cell office:value-type="string" calcext:value-type="string">
            <text:p>HASTA CUÁND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IRST SONG OF THE SERVANT OF YAHWEH</text:p>
          </table:table-cell>
          <table:table-cell office:value-type="string" calcext:value-type="string">
            <text:p>HE AQUÍ MI SIERV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EHOLD I'M COMING SOON</text:p>
          </table:table-cell>
          <table:table-cell office:value-type="string" calcext:value-type="string">
            <text:p>HE AQUÍ QUE VENGO PREST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 HOPED, I HOPED IN THE LORD</text:p>
          </table:table-cell>
          <table:table-cell office:value-type="string" calcext:value-type="string">
            <text:p>HE ESPERADO EN EL SEÑO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AUGHTERS OF JERUSALEM</text:p>
          </table:table-cell>
          <table:table-cell office:value-type="string" calcext:value-type="string">
            <text:p>HIJAS DE JERUSALÉ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YMN TO CHRIST LIGHT</text:p>
          </table:table-cell>
          <table:table-cell office:value-type="string" calcext:value-type="string">
            <text:p>HIMNO A CRISTO LUZ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YMN TO CHARITY</text:p>
          </table:table-cell>
          <table:table-cell office:value-type="string" calcext:value-type="string">
            <text:p>HIMNO A LA CARIDA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HRIST JESUS IS THE LORD - HYMN TO THE KENOSIS</text:p>
          </table:table-cell>
          <table:table-cell office:value-type="string" calcext:value-type="string">
            <text:p>HIMNO A LA KENOSI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YMN OF ADVENT</text:p>
          </table:table-cell>
          <table:table-cell office:value-type="string" calcext:value-type="string">
            <text:p>HIMNO DE ADVIEN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YMN OF VESPERS ON THE DAY OF ASCENSION - HYMN OF LAUDS FROM ASCENSION TILL PENTECOST</text:p>
          </table:table-cell>
          <table:table-cell office:value-type="string" calcext:value-type="string">
            <text:p>HIMNO DE LA ASCENSIÓ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YMN OF PASSOVER</text:p>
          </table:table-cell>
          <table:table-cell office:value-type="string" calcext:value-type="string">
            <text:p>HIMNO DE PASCU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YOU WHO DWELL IN THE GARDENS</text:p>
          </table:table-cell>
          <table:table-cell office:value-type="string" calcext:value-type="string">
            <text:p>HUYE, AMADO MÍ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O AND ANNOUNCE TO MY BROTHERS</text:p>
          </table:table-cell>
          <table:table-cell office:value-type="string" calcext:value-type="string">
            <text:p>ID Y ANUNCIAD A MIS HERMANO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AMENTATION OF THE LORD</text:p>
          </table:table-cell>
          <table:table-cell office:value-type="string" calcext:value-type="string">
            <text:p>IMPROPERIO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NTICLE OF TOBIT: BLESS MY SOUL THE LORD</text:p>
          </table:table-cell>
          <table:table-cell office:value-type="string" calcext:value-type="string">
            <text:p>JERUSALÉN RECONSTRUID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ESUS WENT THROUGH ALL THE TOWNS</text:p>
          </table:table-cell>
          <table:table-cell office:value-type="string" calcext:value-type="string">
            <text:p>JESÚS RECORRÍA TODAS LAS CIUDADE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HE-LAMB OF GOD</text:p>
          </table:table-cell>
          <table:table-cell office:value-type="string" calcext:value-type="string">
            <text:p>LA CORDERA DE DIO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LA ESPAD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HE MARCH IS HARD</text:p>
          </table:table-cell>
          <table:table-cell office:value-type="string" calcext:value-type="string">
            <text:p>LA MARCHA ES DUR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LA SALV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ONG OF THE HARVESTERS</text:p>
          </table:table-cell>
          <table:table-cell office:value-type="string" calcext:value-type="string">
            <text:p>LA SIEGA DE LAS NACION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 VOICE OF MY BELOVED</text:p>
          </table:table-cell>
          <table:table-cell office:value-type="string" calcext:value-type="string">
            <text:p>LA VOZ DE MI AMAD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 ARMOR OF GOD</text:p>
          </table:table-cell>
          <table:table-cell office:value-type="string" calcext:value-type="string">
            <text:p>LAS ARMAS DE LA LUZ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LAUDA SIO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 LIFT UP MY EYES TO THE MOUNTAINS</text:p>
          </table:table-cell>
          <table:table-cell office:value-type="string" calcext:value-type="string">
            <text:p>LEVANTO MIS OJOS A LOS MONTE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RD, LORD JESUS</text:p>
          </table:table-cell>
          <table:table-cell office:value-type="string" calcext:value-type="string">
            <text:p>LLEGUE HASTA TU PRESENCIA MI CLAMO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KE ME TO HEAVEN</text:p>
          </table:table-cell>
          <table:table-cell office:value-type="string" calcext:value-type="string">
            <text:p>LLÉVAME AL CIEL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GNIFICAT</text:p>
          </table:table-cell>
          <table:table-cell office:value-type="string" calcext:value-type="string">
            <text:p>MAGNÍFICA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RY, HOUSE OF BENEDICTION</text:p>
          </table:table-cell>
          <table:table-cell office:value-type="string" calcext:value-type="string">
            <text:p>MARÍA, CASA DE BENDICIÓ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RIA DI JASNA GORA</text:p>
          </table:table-cell>
          <table:table-cell office:value-type="string" calcext:value-type="string">
            <text:p>MARÍA DE JASNA GÓR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ARY, MOTHER OF THE CHURCH</text:p>
          </table:table-cell>
          <table:table-cell office:value-type="string" calcext:value-type="string">
            <text:p>MARÍA, MADRE DE LA IGLESI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RY, MOTHER OF THE BURNING WAY</text:p>
          </table:table-cell>
          <table:table-cell office:value-type="string" calcext:value-type="string">
            <text:p>MARÍA, MADRE DEL CAMINO ARDIENT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RY, LITTLE MARY</text:p>
          </table:table-cell>
          <table:table-cell office:value-type="string" calcext:value-type="string">
            <text:p>MARÍA, PEQUEÑA MARÍ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YOU WILL SHOW ME THE PATH OF LIFE</text:p>
          </table:table-cell>
          <table:table-cell office:value-type="string" calcext:value-type="string">
            <text:p>ME ENSEÑARÁS EL CAMINO DE LA VID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YOU HAVE SEDUCED ME, O LORD</text:p>
          </table:table-cell>
          <table:table-cell office:value-type="string" calcext:value-type="string">
            <text:p>ME HAS SEDUCIDO, SEÑO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OOK HOW IT IS GOOD</text:p>
          </table:table-cell>
          <table:table-cell office:value-type="string" calcext:value-type="string">
            <text:p>MIRAD QUÉ ESTUPEND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VE MERCY ON ME, GOD, IN YOUR KINDNESS</text:p>
          </table:table-cell>
          <table:table-cell office:value-type="string" calcext:value-type="string">
            <text:p>MISERICORDIA, DIOS MÍO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SERERE</text:p>
          </table:table-cell>
          <table:table-cell office:value-type="string" calcext:value-type="string">
            <text:p>MISERICORDIA MÍA, MISERICORDI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UCH HAVE THEY PERSECUTED ME</text:p>
          </table:table-cell>
          <table:table-cell office:value-type="string" calcext:value-type="string">
            <text:p>MUCHO ME HAN PERSEGUID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E IS NOT HERE, HE IS RISEN</text:p>
          </table:table-cell>
          <table:table-cell office:value-type="string" calcext:value-type="string">
            <text:p>NO ESTÁ AQUÍ, RESUCITÓ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N HIM THERE IS NO BEAUTY</text:p>
          </table:table-cell>
          <table:table-cell office:value-type="string" calcext:value-type="string">
            <text:p>NO HAY EN ÉL PAREC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OLI ME TANGER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 HEAVENS, RAIN FROM ABOVE</text:p>
          </table:table-cell>
          <table:table-cell office:value-type="string" calcext:value-type="string">
            <text:p>OH CIELOS, LLOVED DE LO ALT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 GOD, BY YOUR NAME SAVE ME</text:p>
          </table:table-cell>
          <table:table-cell office:value-type="string" calcext:value-type="string">
            <text:p>OH DIOS, POR TU NOMBRE SÁLVAM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 GOD, YOU ARE MY GOD</text:p>
          </table:table-cell>
          <table:table-cell office:value-type="string" calcext:value-type="string">
            <text:p>OH DIOS, TÚ ERES MI DIO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 JESUS, MY LOVE</text:p>
          </table:table-cell>
          <table:table-cell office:value-type="string" calcext:value-type="string">
            <text:p>OH JESÚS, AMOR MÍ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EATH IS SWALLOWED UP IN VICTORY</text:p>
          </table:table-cell>
          <table:table-cell office:value-type="string" calcext:value-type="string">
            <text:p>OH MUERTE, ¿DÓNDE ESTÁ TU VICTORIA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 LORD, OUR GOD</text:p>
          </table:table-cell>
          <table:table-cell office:value-type="string" calcext:value-type="string">
            <text:p>OH SEÑOR, NUESTRO DIO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 WILL TAKE YOU FROM THE PEOPLES</text:p>
          </table:table-cell>
          <table:table-cell office:value-type="string" calcext:value-type="string">
            <text:p>OS TOMARÉ DE ENTRE LAS NACION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IL, O MARY, UNCORRUPT DOVE</text:p>
          </table:table-cell>
          <table:table-cell office:value-type="string" calcext:value-type="string">
            <text:p>PALOMA INCORRUPT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PENTECOSTÉ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ECAUSE OF MY BROTHERS AND FRIENDS</text:p>
          </table:table-cell>
          <table:table-cell office:value-type="string" calcext:value-type="string">
            <text:p>POR EL AMOR DE MIS AMIGOS -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ONG OF THE CHILDREN IN THE EASTER VIGIL</text:p>
          </table:table-cell>
          <table:table-cell office:value-type="string" calcext:value-type="string">
            <text:p>POR QUÉ ESTA NOCHE ES DIFEREN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HY DO THE NATIONS CONSPIRE?</text:p>
          </table:table-cell>
          <table:table-cell office:value-type="string" calcext:value-type="string">
            <text:p>POR QUÉ LAS GENTES CONJURA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OME TO ME ALL OF YOU</text:p>
          </table:table-cell>
          <table:table-cell office:value-type="string" calcext:value-type="string">
            <text:p>PORQUE MI YUGO ES SUAV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OW LOVELY ARE YOUR DWELLING PLACES</text:p>
          </table:table-cell>
          <table:table-cell office:value-type="string" calcext:value-type="string">
            <text:p>QUÉ AMABLES SON TUS MORADA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QUÉ ESTUPENDO, QUÉ ALEGRÍ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HO IS SHE</text:p>
          </table:table-cell>
          <table:table-cell office:value-type="string" calcext:value-type="string">
            <text:p>QUIÉN ES ESTA QUE SUBE DEL DESIERT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HO WILL SEPARATE US</text:p>
          </table:table-cell>
          <table:table-cell office:value-type="string" calcext:value-type="string">
            <text:p>QUIÉN NOS SEPARARÁ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 WANT TO GO TO JERUSALEM</text:p>
          </table:table-cell>
          <table:table-cell office:value-type="string" calcext:value-type="string">
            <text:p>QUIERO ANDAR, MADRE, A JERUSALÉ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 WANT TO SING</text:p>
          </table:table-cell>
          <table:table-cell office:value-type="string" calcext:value-type="string">
            <text:p>QUIERO CANTAR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E ROSE FROM DEATH</text:p>
          </table:table-cell>
          <table:table-cell office:value-type="string" calcext:value-type="string">
            <text:p>RESUCITÓ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RESURREXI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AIL QUEEN OF HEAVENS</text:p>
          </table:table-cell>
          <table:table-cell office:value-type="string" calcext:value-type="string">
            <text:p>SALVE, REINA DE LOS CIELO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HERE WERE TWO ANGELS</text:p>
          </table:table-cell>
          <table:table-cell office:value-type="string" calcext:value-type="string">
            <text:p>SE ENCONTRARON DOS ÁNGELE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 LORD, HELP ME, LORD</text:p>
          </table:table-cell>
          <table:table-cell office:value-type="string" calcext:value-type="string">
            <text:p>SEÑOR, AYÚDAME A NO DUDAR DE TI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O LORD, DO NOT PUNISH ME IN YOUR ANGER</text:p>
          </table:table-cell>
          <table:table-cell office:value-type="string" calcext:value-type="string">
            <text:p>SEÑOR, NO ME CORRIJAS EN TU CÓLER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HE SERMON ON THE MOUNTAIN</text:p>
          </table:table-cell>
          <table:table-cell office:value-type="string" calcext:value-type="string">
            <text:p>SERMÓN DE LA MONTAÑ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HLOM LEKH MARIAM</text:p>
          </table:table-cell>
          <table:table-cell office:value-type="string" calcext:value-type="string">
            <text:p>SHLOM LEJ MARI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F THE LORD DOES NOT BUILD THE HOUSE</text:p>
          </table:table-cell>
          <table:table-cell office:value-type="string" calcext:value-type="string">
            <text:p>SI EL SEÑOR NO CONSTRUYE LA CAS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F YOU ARE RISEN WITH CHRIST</text:p>
          </table:table-cell>
          <table:table-cell office:value-type="string" calcext:value-type="string">
            <text:p>SI HABÉIS RESUCITADO CON CRIST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F TODAY YOU LISTEN TO HIS VOICE</text:p>
          </table:table-cell>
          <table:table-cell office:value-type="string" calcext:value-type="string">
            <text:p>SI HOY ESCUCHÁIS SU VOZ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F IN THE LORD I HAVE TAKEN REFUGE</text:p>
          </table:table-cell>
          <table:table-cell office:value-type="string" calcext:value-type="string">
            <text:p>SI ME HE REFUGIADO EN EL SEÑOR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OTHER, MOTHER CITY OF GOD</text:p>
          </table:table-cell>
          <table:table-cell office:value-type="string" calcext:value-type="string">
            <text:p>SIÓN, MADRE DE TODOS LOS PUEBLO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ONE TO ALONE</text:p>
          </table:table-cell>
          <table:table-cell office:value-type="string" calcext:value-type="string">
            <text:p>SOLA A SOLO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ABAT MATER</text:p>
          </table:table-cell>
          <table:table-cell office:value-type="string" calcext:value-type="string">
            <text:p>STABAT MATER DOLOROS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OD GOES UP WITH ACCLAMATIONS</text:p>
          </table:table-cell>
          <table:table-cell office:value-type="string" calcext:value-type="string">
            <text:p>SUBE DIOS ENTRE ACLAMACION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 CALL UPON YOU</text:p>
          </table:table-cell>
          <table:table-cell office:value-type="string" calcext:value-type="string">
            <text:p>TE ESTOY LLAMANDO, SEÑOR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 MANIFESTED TO YOU MY SIN</text:p>
          </table:table-cell>
          <table:table-cell office:value-type="string" calcext:value-type="string">
            <text:p>TE HE MANIFESTADO MI PECAD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 HOMILY OF MELITO OF SARDIS</text:p>
          </table:table-cell>
          <table:table-cell office:value-type="string" calcext:value-type="string">
            <text:p>TÚ HAS CUBIERTO DE VERGÜENZA LA MUERT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ORD, LISTEN TO MY PRAYER</text:p>
          </table:table-cell>
          <table:table-cell office:value-type="string" calcext:value-type="string">
            <text:p>TÚ QUE ERES FIE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 SHOOT SPRINGS UP FROM THE STOCK OF JESSE</text:p>
          </table:table-cell>
          <table:table-cell office:value-type="string" calcext:value-type="string">
            <text:p>UN RETOÑO BROTA DEL TRONCO DE JESÉ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 GRANDIOSE SIGN</text:p>
          </table:table-cell>
          <table:table-cell office:value-type="string" calcext:value-type="string">
            <text:p>UNA GRAN SEÑAL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RÍ URÍ URÁ</text:p>
          </table:table-cell>
          <table:table-cell office:value-type="string" calcext:value-type="string">
            <text:p>URÍ, URÍ, URÁ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HEPHERDS, LET US GO</text:p>
          </table:table-cell>
          <table:table-cell office:value-type="string" calcext:value-type="string">
            <text:p>VAMOS YA, PASTORE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OME FROM LEBANON</text:p>
          </table:table-cell>
          <table:table-cell office:value-type="string" calcext:value-type="string">
            <text:p>VEN DEL LÍBANO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EQUENCE OF PENTECOST</text:p>
          </table:table-cell>
          <table:table-cell office:value-type="string" calcext:value-type="string">
            <text:p>VEN, ESPÍRITU SANTO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ME, SON OF MAN</text:p>
          </table:table-cell>
          <table:table-cell office:value-type="string" calcext:value-type="string">
            <text:p>VEN, HIJO DEL HOMBR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MN OF VESPERS FROM ASCENSION TO PENTECOST</text:p>
          </table:table-cell>
          <table:table-cell office:value-type="string" calcext:value-type="string">
            <text:p>VENI CREATO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ERE COMES THE LORD WITH MAJESTY ENROBED</text:p>
          </table:table-cell>
          <table:table-cell office:value-type="string" calcext:value-type="string">
            <text:p>VIENE EL SEÑOR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IRGIN OF WONDER</text:p>
          </table:table-cell>
          <table:table-cell office:value-type="string" calcext:value-type="string">
            <text:p>VIRGEN DE LA MARAVILL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VIVID ALEGRE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VOSOTROS SOIS LA LUZ DEL MUND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E'S COMING MY GOD</text:p>
          </table:table-cell>
          <table:table-cell office:value-type="string" calcext:value-type="string">
            <text:p>YA VIENE MI DIO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H LORD, YOU ARE MY GOD</text:p>
          </table:table-cell>
          <table:table-cell office:value-type="string" calcext:value-type="string">
            <text:p>YAHVEH, TÚ ERES MI DIO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I LOVE YOU, LORD</text:p>
          </table:table-cell>
          <table:table-cell office:value-type="string" calcext:value-type="string">
            <text:p>YO TE AMO, SEÑO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LORY, GLORY, GLORY</text:p>
          </table:table-cell>
          <table:table-cell office:value-type="string" calcext:value-type="string">
            <text:p>YO VENGO A REUNIR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ZACCHEUS</text:p>
          </table:table-cell>
          <table:table-cell office:value-type="string" calcext:value-type="string">
            <text:p>ZAQUEO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NSWERS TO THE UNIVERSAL PRAYER</text:p>
          </table:table-cell>
          <table:table-cell office:value-type="string" calcext:value-type="string">
            <text:p>ACLAMACIONES A LA ORACIÓN DE LOS FIELE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LLELUIA IN LECTIONARY</text:p>
          </table:table-cell>
          <table:table-cell office:value-type="string" calcext:value-type="string">
            <text:p>ALELUYA INTERLECCIONA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ASTER ALLELUIA</text:p>
          </table:table-cell>
          <table:table-cell office:value-type="string" calcext:value-type="string">
            <text:p>ALELUYA PASCUA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CCLAMATION TO THE GOSPEL DURING LENT</text:p>
          </table:table-cell>
          <table:table-cell office:value-type="string" calcext:value-type="string">
            <text:p>ANTÍFONA PARA EL EVANGELIO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LESSING OF THE WATER OF THE BAPTISMAL FONT</text:p>
          </table:table-cell>
          <table:table-cell office:value-type="string" calcext:value-type="string">
            <text:p>BENDICIÓN DEL AGU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LESSING FOR THE PENITENTIAL CELEBRATION</text:p>
          </table:table-cell>
          <table:table-cell office:value-type="string" calcext:value-type="string">
            <text:p>CELEBRACIÓN PENITENCIAL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AMB OF GOD</text:p>
          </table:table-cell>
          <table:table-cell office:value-type="string" calcext:value-type="string">
            <text:p>CORDERO DE DIO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REED</text:p>
          </table:table-cell>
          <table:table-cell office:value-type="string" calcext:value-type="string">
            <text:p>CREDO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LORY TO GOD</text:p>
          </table:table-cell>
          <table:table-cell office:value-type="string" calcext:value-type="string">
            <text:p>GLORIA A DIOS EN LO ALTO DEL CIELO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LETANÍAS DE LOS SANTO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ENITENTIAL LITANIES</text:p>
          </table:table-cell>
          <table:table-cell office:value-type="string" calcext:value-type="string">
            <text:p>LETANÍAS PENITENCIALES 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LETANÍAS PENITENCIALES 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BBA, ABBA, FATHER</text:p>
          </table:table-cell>
          <table:table-cell office:value-type="string" calcext:value-type="string">
            <text:p>PADRE NUESTR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UCHARISTIC PRAYER II - 1 PREFACE</text:p>
          </table:table-cell>
          <table:table-cell office:value-type="string" calcext:value-type="string">
            <text:p>PLEGARIA EUCARÍSTICA II - MODELO I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UCHARISTIC PRAYER II - 2 PREFACE</text:p>
          </table:table-cell>
          <table:table-cell office:value-type="string" calcext:value-type="string">
            <text:p>PLEGARIA EUCARÍSTICA II - MODELO II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LEGARIA EUCARÍSTICA IV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PREFACIO PARA ADVIENTO Y NAVIDAD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REFACE</text:p>
          </table:table-cell>
          <table:table-cell office:value-type="string" calcext:value-type="string">
            <text:p>PREFACIO PARA EL TIEMPO PASCUA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XULTET</text:p>
          </table:table-cell>
          <table:table-cell office:value-type="string" calcext:value-type="string">
            <text:p>PREGÓN PASCUA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SALMODIA PARA EL EVANGELI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SALMODIA PARA EL ROSARIO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SALMODIA PARA EL SALMO RESPONSORIA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AYER OF THE FAITHFUL IN A SOLEMNITY</text:p>
          </table:table-cell>
          <table:table-cell office:value-type="string" calcext:value-type="string">
            <text:p>SALMODIAS PARA LA ORACIÓN DE LOS FIELE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SALMODIAS PARA LAUD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OLY, HOLY, HOLY - ADVENT: HOLY OF THE SHANTY TOWN</text:p>
          </table:table-cell>
          <table:table-cell office:value-type="string" calcext:value-type="string">
            <text:p>SANTO PALOMERAS 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OLY, HE'S HOLY - LENTEN SEASON</text:p>
          </table:table-cell>
          <table:table-cell office:value-type="string" calcext:value-type="string">
            <text:p>SANTO HEBREO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OLY, HOLY, HOLY - EASTER: HOSANNA OF THE PALMS</text:p>
          </table:table-cell>
          <table:table-cell office:value-type="string" calcext:value-type="string">
            <text:p>SANTO PALESTINA 7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OLY, HOLY, HOLY - ORDINARY TIME</text:p>
          </table:table-cell>
          <table:table-cell office:value-type="string" calcext:value-type="string">
            <text:p>SANTO ROMA 7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HOLY, HOLY, HOLY - 1983</text:p>
          </table:table-cell>
          <table:table-cell office:value-type="string" calcext:value-type="string">
            <text:p>SANTO 19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OLY, HOLY, HOLY - ORDINARY TIME - 1988</text:p>
          </table:table-cell>
          <table:table-cell office:value-type="string" calcext:value-type="string">
            <text:p>SANTO 198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TE DEUM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YOU ARE THE WAY</text:p>
          </table:table-cell>
          <table:table-cell office:value-type="string" calcext:value-type="string">
            <text:p>COMO EL IMPULSO QUE SIENTE LA IR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WHILE I WAS SLEEPING</text:p>
          </table:table-cell>
          <table:table-cell office:value-type="string" calcext:value-type="string">
            <text:p>CUANDO DORMÍ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ONG OF DEBORAH</text:p>
          </table:table-cell>
          <table:table-cell office:value-type="string" calcext:value-type="string">
            <text:p>DÉBOR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HE SAME GOD</text:p>
          </table:table-cell>
          <table:table-cell office:value-type="string" calcext:value-type="string">
            <text:p>EL MISMO DIO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HE SOWER</text:p>
          </table:table-cell>
          <table:table-cell office:value-type="string" calcext:value-type="string">
            <text:p>EL SEMBRADOR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EHOLD OUR MIRROR</text:p>
          </table:table-cell>
          <table:table-cell office:value-type="string" calcext:value-type="string">
            <text:p>HE AQUÍ QUE NUESTRO ESPEJO ES EL SEÑOR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YMN TO THE GLORIOUS CROSS</text:p>
          </table:table-cell>
          <table:table-cell office:value-type="string" calcext:value-type="string">
            <text:p>HIMNO A LA CRUZ GLORIOS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JACOB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O ONE CAN SERVE TWO MASTERS</text:p>
          </table:table-cell>
          <table:table-cell office:value-type="string" calcext:value-type="string">
            <text:p>NINGUNO PUEDE SERVIR A DOS SEÑORE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O NOT RESIST EVIL</text:p>
          </table:table-cell>
          <table:table-cell office:value-type="string" calcext:value-type="string">
            <text:p>NO RESISTÁIS AL MAL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 NOT GET ANGRY BECAUSE OF THE WICKED</text:p>
          </table:table-cell>
          <table:table-cell office:value-type="string" calcext:value-type="string">
            <text:p>NO SUFRAS POR LOS MALVADO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O LORD, MY HEART HAS NO MORE PRETENSIONS</text:p>
          </table:table-cell>
          <table:table-cell office:value-type="string" calcext:value-type="string">
            <text:p>OH SEÑOR, MI CORAZÓN YA NO ES AMBICIOSO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ORD YOU SEARCH ME</text:p>
          </table:table-cell>
          <table:table-cell office:value-type="string" calcext:value-type="string">
            <text:p>SEÑOR, TÚ ME ESCRUTAS Y CONOCE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HEMA ISRAEL</text:p>
          </table:table-cell>
          <table:table-cell office:value-type="string" calcext:value-type="string">
            <text:p>SHEMÁ LSRAEL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IT DOWN ALONE AND IN SILENCE</text:p>
          </table:table-cell>
          <table:table-cell office:value-type="string" calcext:value-type="string">
            <text:p>SIÉNTATE SOLITARIO Y SILENCIOSO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YOU ARE MY HOPE, O LORD</text:p>
          </table:table-cell>
          <table:table-cell office:value-type="string" calcext:value-type="string">
            <text:p>TÚ ERES MI ESPERANZA, SEÑOR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YMN FOR VESPERS FROM EASTER TO THE ASCENSION</text:p>
          </table:table-cell>
          <table:table-cell office:value-type="string" calcext:value-type="string">
            <text:p>A LA CENA DEL CORDER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ADÓNDE TE ESCONDISTE, AMAD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S HONEY DRIPS</text:p>
          </table:table-cell>
          <table:table-cell office:value-type="string" calcext:value-type="string">
            <text:p>COMO DESTILA LA MIEL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Y BELOVED IS TO ME</text:p>
          </table:table-cell>
          <table:table-cell office:value-type="string" calcext:value-type="string">
            <text:p>COMO LIRIO ENTRE LOS CARDO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YOU ARE BEAUTIFUL, MY BELOVED, AS TIRZAH</text:p>
          </table:table-cell>
          <table:table-cell office:value-type="string" calcext:value-type="string">
            <text:p>HERMOSA ERES, AMIGA MÍ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HE DOVE HOVERED OVER</text:p>
          </table:table-cell>
          <table:table-cell office:value-type="string" calcext:value-type="string">
            <text:p>LA PALOMA VOLÓ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YOU STOLE MY HEART</text:p>
          </table:table-cell>
          <table:table-cell office:value-type="string" calcext:value-type="string">
            <text:p>ME ROBASTE EL CORAZÓN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SUBA EL ESPOSO AL LEÑO DE SU TÁLAM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DOXOLOGY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UCHARISTIC PRAYER II - 2 CONSECRATION AND ACCLAMATION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YMN FOR LAUDS OF ADVENT AFTER DECEMBER 1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YMN FOR LAUDS OF ADVENT UNTIL DECEMBER 1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YMN FOR LAUDS OF PENTECOST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YMN OF LAUDS FROM EASTER TO THE ASCENSION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NVOCATION OF THE HOLY SPIRIT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HE CHILDREN OF BETHLEHEM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HE LORD IS MY LIGHT AND MY SALVATION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2:36:46.5042236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13T12:37:13.534693721</dc:date>
    <meta:editing-duration>PT4M28S</meta:editing-duration>
    <meta:editing-cycles>2</meta:editing-cycles>
    <meta:generator>LibreOffice/25.2.1.2$Linux_X86_64 LibreOffice_project/520$Build-2</meta:generator>
    <meta:document-statistic meta:table-count="1" meta:cell-count="755" meta:object-count="0"/>
  </office:meta>
</office:document-meta>
</file>